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Default"/>
        <table:table-row table:style-name="ro1">
          <table:table-cell table:number-columns-repeated="10"/>
          <table:table-cell office:value-type="string" calcext:value-type="string">
            <text:p>Blocksize</text:p>
          </table:table-cell>
          <table:table-cell/>
          <table:table-cell table:style-name="ce2" office:value-type="string" calcext:value-type="string" table:number-columns-spanned="2" table:number-rows-spanned="1">
            <text:p>64-bit</text:p>
          </table:table-cell>
          <table:covered-table-cell/>
          <table:table-cell table:style-name="ce2" office:value-type="string" calcext:value-type="string" table:number-columns-spanned="2" table:number-rows-spanned="1">
            <text:p>32-bit</text:p>
          </table:table-cell>
          <table:covered-table-cell/>
          <table:table-cell/>
        </table:table-row>
        <table:table-row table:style-name="ro1">
          <table:table-cell table:number-columns-repeated="12"/>
          <table:table-cell table:style-name="ce2"/>
          <table:table-cell table:number-columns-repeated="3"/>
          <table:table-cell table:style-name="ce3" office:value-type="string" calcext:value-type="string">
            <text:p>64-bit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rmdir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office:value-type="float" office:value="45" calcext:value-type="float">
            <text:p>45</text:p>
          </table:table-cell>
          <table:table-cell office:value-type="float" office:value="131" calcext:value-type="float">
            <text:p>131</text:p>
          </table:table-cell>
          <table:table-cell table:formula="of:=[.N3]/[.M3]" office:value-type="float" office:value="2.31914893617021" calcext:value-type="float">
            <text:p>2.31914893617021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mkdir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office:value-type="float" office:value="45" calcext:value-type="float">
            <text:p>45</text:p>
          </table:table-cell>
          <table:table-cell office:value-type="float" office:value="131" calcext:value-type="float">
            <text:p>131</text:p>
          </table:table-cell>
          <table:table-cell table:formula="of:=[.N4]/[.M4]" office:value-type="float" office:value="2.31914893617021" calcext:value-type="float">
            <text:p>2.31914893617021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seq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office:value-type="float" office:value="45" calcext:value-type="float">
            <text:p>45</text:p>
          </table:table-cell>
          <table:table-cell office:value-type="float" office:value="131" calcext:value-type="float">
            <text:p>131</text:p>
          </table:table-cell>
          <table:table-cell table:formula="of:=[.N5]/[.M5]" office:value-type="float" office:value="2.31914893617021" calcext:value-type="float">
            <text:p>2.31914893617021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[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office:value-type="float" office:value="45" calcext:value-type="float">
            <text:p>45</text:p>
          </table:table-cell>
          <table:table-cell office:value-type="float" office:value="131" calcext:value-type="float">
            <text:p>131</text:p>
          </table:table-cell>
          <table:table-cell table:formula="of:=[.N6]/[.M6]" office:value-type="float" office:value="2.31914893617021" calcext:value-type="float">
            <text:p>2.31914893617021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test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office:value-type="float" office:value="45" calcext:value-type="float">
            <text:p>45</text:p>
          </table:table-cell>
          <table:table-cell office:value-type="float" office:value="131" calcext:value-type="float">
            <text:p>131</text:p>
          </table:table-cell>
          <table:table-cell table:formula="of:=[.N7]/[.M7]" office:value-type="float" office:value="2.31914893617021" calcext:value-type="float">
            <text:p>2.31914893617021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who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office:value-type="float" office:value="45" calcext:value-type="float">
            <text:p>45</text:p>
          </table:table-cell>
          <table:table-cell office:value-type="float" office:value="131" calcext:value-type="float">
            <text:p>131</text:p>
          </table:table-cell>
          <table:table-cell table:formula="of:=[.N8]/[.M8]" office:value-type="float" office:value="2.31914893617021" calcext:value-type="float">
            <text:p>2.31914893617021</text:p>
          </table:table-cell>
        </table:table-row>
        <table:table-row table:style-name="ro1">
          <table:table-cell/>
          <table:table-cell office:value-type="string" calcext:value-type="string">
            <text:p>calc_pi</text:p>
          </table:table-cell>
          <table:table-cell office:value-type="float" office:value="10838" calcext:value-type="float">
            <text:p>10838</text:p>
          </table:table-cell>
          <table:table-cell office:value-type="float" office:value="8285" calcext:value-type="float">
            <text:p>8285</text:p>
          </table:table-cell>
          <table:table-cell table:number-columns-repeated="7"/>
          <table:table-cell office:value-type="string" calcext:value-type="string">
            <text:p>dd</text:p>
          </table:table-cell>
          <table:table-cell office:value-type="float" office:value="58" calcext:value-type="float">
            <text:p>58</text:p>
          </table:table-cell>
          <table:table-cell office:value-type="float" office:value="109" calcext:value-type="float">
            <text:p>109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  <table:table-cell table:formula="of:=[.N9]/[.M9]" office:value-type="float" office:value="1.87931034482759" calcext:value-type="float">
            <text:p>1.87931034482759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stty</text:p>
          </table:table-cell>
          <table:table-cell office:value-type="float" office:value="58" calcext:value-type="float">
            <text:p>58</text:p>
          </table:table-cell>
          <table:table-cell office:value-type="float" office:value="109" calcext:value-type="float">
            <text:p>109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  <table:table-cell table:formula="of:=[.N10]/[.M10]" office:value-type="float" office:value="1.87931034482759" calcext:value-type="float">
            <text:p>1.87931034482759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stdbuf</text:p>
          </table:table-cell>
          <table:table-cell office:value-type="float" office:value="58" calcext:value-type="float">
            <text:p>58</text:p>
          </table:table-cell>
          <table:table-cell office:value-type="float" office:value="109" calcext:value-type="float">
            <text:p>109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  <table:table-cell table:formula="of:=[.N11]/[.M11]" office:value-type="float" office:value="1.87931034482759" calcext:value-type="float">
            <text:p>1.87931034482759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printf</text:p>
          </table:table-cell>
          <table:table-cell office:value-type="float" office:value="58" calcext:value-type="float">
            <text:p>58</text:p>
          </table:table-cell>
          <table:table-cell office:value-type="float" office:value="109" calcext:value-type="float">
            <text:p>109</text:p>
          </table:table-cell>
          <table:table-cell office:value-type="float" office:value="56" calcext:value-type="float">
            <text:p>56</text:p>
          </table:table-cell>
          <table:table-cell office:value-type="float" office:value="131" calcext:value-type="float">
            <text:p>131</text:p>
          </table:table-cell>
          <table:table-cell table:formula="of:=[.N12]/[.M12]" office:value-type="float" office:value="1.87931034482759" calcext:value-type="float">
            <text:p>1.87931034482759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df</text:p>
          </table:table-cell>
          <table:table-cell office:value-type="float" office:value="58" calcext:value-type="float">
            <text:p>58</text:p>
          </table:table-cell>
          <table:table-cell office:value-type="float" office:value="109" calcext:value-type="float">
            <text:p>109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  <table:table-cell table:formula="of:=[.N13]/[.M13]" office:value-type="float" office:value="1.87931034482759" calcext:value-type="float">
            <text:p>1.87931034482759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od</text:p>
          </table:table-cell>
          <table:table-cell office:value-type="float" office:value="66" calcext:value-type="float">
            <text:p>66</text:p>
          </table:table-cell>
          <table:table-cell office:value-type="float" office:value="109" calcext:value-type="float">
            <text:p>109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  <table:table-cell table:formula="of:=[.N14]/[.M14]" office:value-type="float" office:value="1.65151515151515" calcext:value-type="float">
            <text:p>1.65151515151515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stat</text:p>
          </table:table-cell>
          <table:table-cell office:value-type="float" office:value="69" calcext:value-type="float">
            <text:p>69</text:p>
          </table:table-cell>
          <table:table-cell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office:value-type="float" office:value="131" calcext:value-type="float">
            <text:p>131</text:p>
          </table:table-cell>
          <table:table-cell table:formula="of:=[.N15]/[.M15]" office:value-type="float" office:value="1.57971014492754" calcext:value-type="float">
            <text:p>1.57971014492754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touch</text:p>
          </table:table-cell>
          <table:table-cell office:value-type="float" office:value="83" calcext:value-type="float">
            <text:p>83</text:p>
          </table:table-cell>
          <table:table-cell office:value-type="float" office:value="128" calcext:value-type="float">
            <text:p>128</text:p>
          </table:table-cell>
          <table:table-cell office:value-type="float" office:value="103" calcext:value-type="float">
            <text:p>103</text:p>
          </table:table-cell>
          <table:table-cell office:value-type="float" office:value="168" calcext:value-type="float">
            <text:p>168</text:p>
          </table:table-cell>
          <table:table-cell table:formula="of:=[.N16]/[.M16]" office:value-type="float" office:value="1.5421686746988" calcext:value-type="float">
            <text:p>1.5421686746988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date</text:p>
          </table:table-cell>
          <table:table-cell office:value-type="float" office:value="83" calcext:value-type="float">
            <text:p>83</text:p>
          </table:table-cell>
          <table:table-cell office:value-type="float" office:value="128" calcext:value-type="float">
            <text:p>128</text:p>
          </table:table-cell>
          <table:table-cell office:value-type="float" office:value="103" calcext:value-type="float">
            <text:p>103</text:p>
          </table:table-cell>
          <table:table-cell office:value-type="float" office:value="168" calcext:value-type="float">
            <text:p>168</text:p>
          </table:table-cell>
          <table:table-cell table:formula="of:=[.N17]/[.M17]" office:value-type="float" office:value="1.5421686746988" calcext:value-type="float">
            <text:p>1.5421686746988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wc</text:p>
          </table:table-cell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 office:value-type="float" office:value="45" calcext:value-type="float">
            <text:p>45</text:p>
          </table:table-cell>
          <table:table-cell office:value-type="float" office:value="74" calcext:value-type="float">
            <text:p>74</text:p>
          </table:table-cell>
          <table:table-cell table:formula="of:=[.N18]/[.M18]" office:value-type="float" office:value="1.46808510638298" calcext:value-type="float">
            <text:p>1.46808510638298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shred</text:p>
          </table:table-cell>
          <table:table-cell office:value-type="float" office:value="83" calcext:value-type="float">
            <text:p>83</text:p>
          </table:table-cell>
          <table:table-cell office:value-type="float" office:value="119" calcext:value-type="float">
            <text:p>119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  <table:table-cell table:formula="of:=[.N19]/[.M19]" office:value-type="float" office:value="1.43373493975904" calcext:value-type="float">
            <text:p>1.43373493975904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mv</text:p>
          </table:table-cell>
          <table:table-cell office:value-type="float" office:value="83" calcext:value-type="float">
            <text:p>83</text:p>
          </table:table-cell>
          <table:table-cell office:value-type="float" office:value="119" calcext:value-type="float">
            <text:p>119</text:p>
          </table:table-cell>
          <table:table-cell office:value-type="float" office:value="142" calcext:value-type="float">
            <text:p>142</text:p>
          </table:table-cell>
          <table:table-cell office:value-type="float" office:value="148" calcext:value-type="float">
            <text:p>148</text:p>
          </table:table-cell>
          <table:table-cell table:formula="of:=[.N20]/[.M20]" office:value-type="float" office:value="1.43373493975904" calcext:value-type="float">
            <text:p>1.43373493975904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install</text:p>
          </table:table-cell>
          <table:table-cell office:value-type="float" office:value="83" calcext:value-type="float">
            <text:p>83</text:p>
          </table:table-cell>
          <table:table-cell office:value-type="float" office:value="119" calcext:value-type="float">
            <text:p>119</text:p>
          </table:table-cell>
          <table:table-cell office:value-type="float" office:value="142" calcext:value-type="float">
            <text:p>142</text:p>
          </table:table-cell>
          <table:table-cell office:value-type="float" office:value="148" calcext:value-type="float">
            <text:p>148</text:p>
          </table:table-cell>
          <table:table-cell table:formula="of:=[.N21]/[.M21]" office:value-type="float" office:value="1.43373493975904" calcext:value-type="float">
            <text:p>1.43373493975904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cp</text:p>
          </table:table-cell>
          <table:table-cell office:value-type="float" office:value="83" calcext:value-type="float">
            <text:p>83</text:p>
          </table:table-cell>
          <table:table-cell office:value-type="float" office:value="119" calcext:value-type="float">
            <text:p>119</text:p>
          </table:table-cell>
          <table:table-cell office:value-type="float" office:value="142" calcext:value-type="float">
            <text:p>142</text:p>
          </table:table-cell>
          <table:table-cell office:value-type="float" office:value="148" calcext:value-type="float">
            <text:p>148</text:p>
          </table:table-cell>
          <table:table-cell table:formula="of:=[.N22]/[.M22]" office:value-type="float" office:value="1.43373493975904" calcext:value-type="float">
            <text:p>1.43373493975904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shuf</text:p>
          </table:table-cell>
          <table:table-cell office:value-type="float" office:value="83" calcext:value-type="float">
            <text:p>83</text:p>
          </table:table-cell>
          <table:table-cell office:value-type="float" office:value="119" calcext:value-type="float">
            <text:p>119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  <table:table-cell table:formula="of:=[.N23]/[.M23]" office:value-type="float" office:value="1.43373493975904" calcext:value-type="float">
            <text:p>1.43373493975904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ln</text:p>
          </table:table-cell>
          <table:table-cell office:value-type="float" office:value="83" calcext:value-type="float">
            <text:p>83</text:p>
          </table:table-cell>
          <table:table-cell office:value-type="float" office:value="119" calcext:value-type="float">
            <text:p>119</text:p>
          </table:table-cell>
          <table:table-cell office:value-type="float" office:value="142" calcext:value-type="float">
            <text:p>142</text:p>
          </table:table-cell>
          <table:table-cell office:value-type="float" office:value="148" calcext:value-type="float">
            <text:p>148</text:p>
          </table:table-cell>
          <table:table-cell table:formula="of:=[.N24]/[.M24]" office:value-type="float" office:value="1.43373493975904" calcext:value-type="float">
            <text:p>1.43373493975904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mktemp</text:p>
          </table:table-cell>
          <table:table-cell office:value-type="float" office:value="83" calcext:value-type="float">
            <text:p>83</text:p>
          </table:table-cell>
          <table:table-cell office:value-type="float" office:value="119" calcext:value-type="float">
            <text:p>119</text:p>
          </table:table-cell>
          <table:table-cell office:value-type="float" office:value="142" calcext:value-type="float">
            <text:p>142</text:p>
          </table:table-cell>
          <table:table-cell office:value-type="float" office:value="148" calcext:value-type="float">
            <text:p>148</text:p>
          </table:table-cell>
          <table:table-cell table:formula="of:=[.N25]/[.M25]" office:value-type="float" office:value="1.43373493975904" calcext:value-type="float">
            <text:p>1.43373493975904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vdir</text:p>
          </table:table-cell>
          <table:table-cell office:value-type="float" office:value="69" calcext:value-type="float">
            <text:p>69</text:p>
          </table:table-cell>
          <table:table-cell office:value-type="float" office:value="98" calcext:value-type="float">
            <text:p>98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  <table:table-cell table:formula="of:=[.N26]/[.M26]" office:value-type="float" office:value="1.42028985507246" calcext:value-type="float">
            <text:p>1.42028985507246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dir</text:p>
          </table:table-cell>
          <table:table-cell office:value-type="float" office:value="69" calcext:value-type="float">
            <text:p>69</text:p>
          </table:table-cell>
          <table:table-cell office:value-type="float" office:value="98" calcext:value-type="float">
            <text:p>98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  <table:table-cell table:formula="of:=[.N27]/[.M27]" office:value-type="float" office:value="1.42028985507246" calcext:value-type="float">
            <text:p>1.42028985507246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ls</text:p>
          </table:table-cell>
          <table:table-cell office:value-type="float" office:value="69" calcext:value-type="float">
            <text:p>69</text:p>
          </table:table-cell>
          <table:table-cell office:value-type="float" office:value="98" calcext:value-type="float">
            <text:p>98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  <table:table-cell table:formula="of:=[.N28]/[.M28]" office:value-type="float" office:value="1.42028985507246" calcext:value-type="float">
            <text:p>1.42028985507246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head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  <table:table-cell table:formula="of:=[.N29]/[.M29]" office:value-type="float" office:value="1.25862068965517" calcext:value-type="float">
            <text:p>1.25862068965517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cat</text:p>
          </table:table-cell>
          <table:table-cell office:value-type="float" office:value="62" calcext:value-type="float">
            <text:p>62</text:p>
          </table:table-cell>
          <table:table-cell office:value-type="float" office:value="78" calcext:value-type="float">
            <text:p>78</text:p>
          </table:table-cell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 table:formula="of:=[.N30]/[.M30]" office:value-type="float" office:value="1.25806451612903" calcext:value-type="float">
            <text:p>1.25806451612903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chmod</text:p>
          </table:table-cell>
          <table:table-cell office:value-type="float" office:value="69" calcext:value-type="float">
            <text:p>69</text:p>
          </table:table-cell>
          <table:table-cell office:value-type="float" office:value="86" calcext:value-type="float">
            <text:p>86</text:p>
          </table:table-cell>
          <table:table-cell office:value-type="float" office:value="72" calcext:value-type="float">
            <text:p>72</text:p>
          </table:table-cell>
          <table:table-cell office:value-type="float" office:value="86" calcext:value-type="float">
            <text:p>86</text:p>
          </table:table-cell>
          <table:table-cell table:formula="of:=[.N31]/[.M31]" office:value-type="float" office:value="1.2463768115942" calcext:value-type="float">
            <text:p>1.2463768115942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pr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  <table:table-cell table:formula="of:=[.N32]/[.M32]" office:value-type="float" office:value="1.17241379310345" calcext:value-type="float">
            <text:p>1.17241379310345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chroot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table:formula="of:=[.N33]/[.M33]" office:value-type="float" office:value="1.08620689655172" calcext:value-type="float">
            <text:p>1.08620689655172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join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table:formula="of:=[.N34]/[.M34]" office:value-type="float" office:value="1.08620689655172" calcext:value-type="float">
            <text:p>1.08620689655172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id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table:formula="of:=[.N35]/[.M35]" office:value-type="float" office:value="1.08620689655172" calcext:value-type="float">
            <text:p>1.08620689655172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csplit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  <table:table-cell table:formula="of:=[.N36]/[.M36]" office:value-type="float" office:value="1.08620689655172" calcext:value-type="float">
            <text:p>1.08620689655172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uniq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table:formula="of:=[.N37]/[.M37]" office:value-type="float" office:value="1.08620689655172" calcext:value-type="float">
            <text:p>1.08620689655172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fmt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  <table:table-cell table:formula="of:=[.N38]/[.M38]" office:value-type="float" office:value="1.08620689655172" calcext:value-type="float">
            <text:p>1.08620689655172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numfmt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  <table:table-cell table:formula="of:=[.N39]/[.M39]" office:value-type="float" office:value="1.08620689655172" calcext:value-type="float">
            <text:p>1.08620689655172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base32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  <table:table-cell table:formula="of:=[.N40]/[.M40]" office:value-type="float" office:value="1.08620689655172" calcext:value-type="float">
            <text:p>1.08620689655172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base64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  <table:table-cell table:formula="of:=[.N41]/[.M41]" office:value-type="float" office:value="1.08620689655172" calcext:value-type="float">
            <text:p>1.08620689655172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chgrp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table:formula="of:=[.N42]/[.M42]" office:value-type="float" office:value="1.08620689655172" calcext:value-type="float">
            <text:p>1.08620689655172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du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  <table:table-cell table:formula="of:=[.N43]/[.M43]" office:value-type="float" office:value="1.08620689655172" calcext:value-type="float">
            <text:p>1.08620689655172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tail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  <table:table-cell table:formula="of:=[.N44]/[.M44]" office:value-type="float" office:value="1.08620689655172" calcext:value-type="float">
            <text:p>1.08620689655172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mknod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  <table:table-cell table:formula="of:=[.N45]/[.M45]" office:value-type="float" office:value="1.08620689655172" calcext:value-type="float">
            <text:p>1.08620689655172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split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  <table:table-cell table:formula="of:=[.N46]/[.M46]" office:value-type="float" office:value="1.08620689655172" calcext:value-type="float">
            <text:p>1.08620689655172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fold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  <table:table-cell table:formula="of:=[.N47]/[.M47]" office:value-type="float" office:value="1.08620689655172" calcext:value-type="float">
            <text:p>1.08620689655172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nproc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  <table:table-cell table:formula="of:=[.N48]/[.M48]" office:value-type="float" office:value="1.08620689655172" calcext:value-type="float">
            <text:p>1.08620689655172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sum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  <table:table-cell table:formula="of:=[.N49]/[.M49]" office:value-type="float" office:value="1.08620689655172" calcext:value-type="float">
            <text:p>1.08620689655172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chown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table:formula="of:=[.N50]/[.M50]" office:value-type="float" office:value="1.08620689655172" calcext:value-type="float">
            <text:p>1.08620689655172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mkfifo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table:formula="of:=[.N51]/[.M51]" office:value-type="float" office:value="1.06382978723404" calcext:value-type="float">
            <text:p>1.06382978723404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sha384sum</text:p>
          </table:table-cell>
          <table:table-cell office:value-type="float" office:value="4447" calcext:value-type="float">
            <text:p>4447</text:p>
          </table:table-cell>
          <table:table-cell office:value-type="float" office:value="4660" calcext:value-type="float">
            <text:p>4660</text:p>
          </table:table-cell>
          <table:table-cell office:value-type="float" office:value="10300" calcext:value-type="float">
            <text:p>10300</text:p>
          </table:table-cell>
          <table:table-cell office:value-type="float" office:value="10324" calcext:value-type="float">
            <text:p>10324</text:p>
          </table:table-cell>
          <table:table-cell table:formula="of:=[.N52]/[.M52]" office:value-type="float" office:value="1.0478974589611" calcext:value-type="float">
            <text:p>1.0478974589611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sha512sum</text:p>
          </table:table-cell>
          <table:table-cell office:value-type="float" office:value="4447" calcext:value-type="float">
            <text:p>4447</text:p>
          </table:table-cell>
          <table:table-cell office:value-type="float" office:value="4660" calcext:value-type="float">
            <text:p>4660</text:p>
          </table:table-cell>
          <table:table-cell office:value-type="float" office:value="10300" calcext:value-type="float">
            <text:p>10300</text:p>
          </table:table-cell>
          <table:table-cell office:value-type="float" office:value="10324" calcext:value-type="float">
            <text:p>10324</text:p>
          </table:table-cell>
          <table:table-cell table:formula="of:=[.N53]/[.M53]" office:value-type="float" office:value="1.0478974589611" calcext:value-type="float">
            <text:p>1.0478974589611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md5sum</text:p>
          </table:table-cell>
          <table:table-cell office:value-type="float" office:value="620" calcext:value-type="float">
            <text:p>620</text:p>
          </table:table-cell>
          <table:table-cell office:value-type="float" office:value="648" calcext:value-type="float">
            <text:p>648</text:p>
          </table:table-cell>
          <table:table-cell office:value-type="float" office:value="554" calcext:value-type="float">
            <text:p>554</text:p>
          </table:table-cell>
          <table:table-cell office:value-type="float" office:value="573" calcext:value-type="float">
            <text:p>573</text:p>
          </table:table-cell>
          <table:table-cell table:formula="of:=[.N54]/[.M54]" office:value-type="float" office:value="1.04516129032258" calcext:value-type="float">
            <text:p>1.04516129032258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sort</text:p>
          </table:table-cell>
          <table:table-cell office:value-type="float" office:value="620" calcext:value-type="float">
            <text:p>620</text:p>
          </table:table-cell>
          <table:table-cell office:value-type="float" office:value="648" calcext:value-type="float">
            <text:p>648</text:p>
          </table:table-cell>
          <table:table-cell office:value-type="float" office:value="554" calcext:value-type="float">
            <text:p>554</text:p>
          </table:table-cell>
          <table:table-cell office:value-type="float" office:value="573" calcext:value-type="float">
            <text:p>573</text:p>
          </table:table-cell>
          <table:table-cell table:formula="of:=[.N55]/[.M55]" office:value-type="float" office:value="1.04516129032258" calcext:value-type="float">
            <text:p>1.04516129032258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ptx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formula="of:=[.N56]/[.M56]" office:value-type="float" office:value="1.01724137931034" calcext:value-type="float">
            <text:p>1.01724137931034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sha1sum</text:p>
          </table:table-cell>
          <table:table-cell office:value-type="float" office:value="1375" calcext:value-type="float">
            <text:p>1375</text:p>
          </table:table-cell>
          <table:table-cell office:value-type="float" office:value="1396" calcext:value-type="float">
            <text:p>1396</text:p>
          </table:table-cell>
          <table:table-cell office:value-type="float" office:value="1323" calcext:value-type="float">
            <text:p>1323</text:p>
          </table:table-cell>
          <table:table-cell office:value-type="float" office:value="1330" calcext:value-type="float">
            <text:p>1330</text:p>
          </table:table-cell>
          <table:table-cell table:formula="of:=[.N57]/[.M57]" office:value-type="float" office:value="1.01527272727273" calcext:value-type="float">
            <text:p>1.01527272727273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b2sum</text:p>
          </table:table-cell>
          <table:table-cell office:value-type="float" office:value="1674" calcext:value-type="float">
            <text:p>1674</text:p>
          </table:table-cell>
          <table:table-cell office:value-type="float" office:value="1692" calcext:value-type="float">
            <text:p>1692</text:p>
          </table:table-cell>
          <table:table-cell office:value-type="float" office:value="5420" calcext:value-type="float">
            <text:p>5420</text:p>
          </table:table-cell>
          <table:table-cell office:value-type="float" office:value="5434" calcext:value-type="float">
            <text:p>5434</text:p>
          </table:table-cell>
          <table:table-cell table:formula="of:=[.N58]/[.M58]" office:value-type="float" office:value="1.01075268817204" calcext:value-type="float">
            <text:p>1.01075268817204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factor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351" calcext:value-type="float">
            <text:p>351</text:p>
          </table:table-cell>
          <table:table-cell office:value-type="float" office:value="371" calcext:value-type="float">
            <text:p>371</text:p>
          </table:table-cell>
          <table:table-cell table:formula="of:=[.N59]/[.M59]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link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formula="of:=[.N60]/[.M60]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realpath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formula="of:=[.N61]/[.M61]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uname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formula="of:=[.N62]/[.M62]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uptime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formula="of:=[.N63]/[.M63]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rm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formula="of:=[.N64]/[.M64]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dircolors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formula="of:=[.N65]/[.M65]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dirname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formula="of:=[.N66]/[.M66]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printenv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formula="of:=[.N67]/[.M67]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logname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formula="of:=[.N68]/[.M68]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nl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formula="of:=[.N69]/[.M69]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tac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formula="of:=[.N70]/[.M70]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tee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formula="of:=[.N71]/[.M71]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pinky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formula="of:=[.N72]/[.M72]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truncate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formula="of:=[.N73]/[.M73]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env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formula="of:=[.N74]/[.M74]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nohup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formula="of:=[.N75]/[.M75]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chcon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formula="of:=[.N76]/[.M76]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users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formula="of:=[.N77]/[.M77]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echo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formula="of:=[.N78]/[.M78]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cut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formula="of:=[.N79]/[.M79]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cksum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formula="of:=[.N80]/[.M80]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hostid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formula="of:=[.N81]/[.M81]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runcon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formula="of:=[.N82]/[.M82]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kill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formula="of:=[.N83]/[.M83]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basename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formula="of:=[.N84]/[.M84]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table:style-name="ce1" office:value-type="boolean" office:boolean-value="true" calcext:value-type="boolean">
            <text:p>TRUE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formula="of:=[.N85]/[.M85]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tty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formula="of:=[.N86]/[.M86]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pwd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formula="of:=[.N87]/[.M87]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yes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formula="of:=[.N88]/[.M88]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whoami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formula="of:=[.N89]/[.M89]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comm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table:formula="of:=[.N90]/[.M90]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groups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formula="of:=[.N91]/[.M91]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expr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formula="of:=[.N92]/[.M92]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expand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formula="of:=[.N93]/[.M93]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unlink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formula="of:=[.N94]/[.M94]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nice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formula="of:=[.N95]/[.M95]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tsort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formula="of:=[.N96]/[.M96]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sleep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formula="of:=[.N97]/[.M97]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readlink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formula="of:=[.N98]/[.M98]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paste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formula="of:=[.N99]/[.M99]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pathchk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formula="of:=[.N100]/[.M100]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table:style-name="ce1" office:value-type="boolean" office:boolean-value="false" calcext:value-type="boolean">
            <text:p>FALSE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formula="of:=[.N101]/[.M101]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timeout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formula="of:=[.N102]/[.M102]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sync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formula="of:=[.N103]/[.M103]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unexpand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formula="of:=[.N104]/[.M104]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sha256sum</text:p>
          </table:table-cell>
          <table:table-cell office:value-type="float" office:value="3422" calcext:value-type="float">
            <text:p>3422</text:p>
          </table:table-cell>
          <table:table-cell office:value-type="float" office:value="3408" calcext:value-type="float">
            <text:p>3408</text:p>
          </table:table-cell>
          <table:table-cell office:value-type="float" office:value="3633" calcext:value-type="float">
            <text:p>3633</text:p>
          </table:table-cell>
          <table:table-cell office:value-type="float" office:value="3672" calcext:value-type="float">
            <text:p>3672</text:p>
          </table:table-cell>
          <table:table-cell table:formula="of:=[.N105]/[.M105]" office:value-type="float" office:value="0.995908825248393" calcext:value-type="float">
            <text:p>0.995908825248393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sha224sum</text:p>
          </table:table-cell>
          <table:table-cell office:value-type="float" office:value="3422" calcext:value-type="float">
            <text:p>3422</text:p>
          </table:table-cell>
          <table:table-cell office:value-type="float" office:value="3408" calcext:value-type="float">
            <text:p>3408</text:p>
          </table:table-cell>
          <table:table-cell office:value-type="float" office:value="3633" calcext:value-type="float">
            <text:p>3633</text:p>
          </table:table-cell>
          <table:table-cell office:value-type="float" office:value="3672" calcext:value-type="float">
            <text:p>3672</text:p>
          </table:table-cell>
          <table:table-cell table:formula="of:=[.N106]/[.M106]" office:value-type="float" office:value="0.995908825248393" calcext:value-type="float">
            <text:p>0.995908825248393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tr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  <table:table-cell table:formula="of:=[.N107]/[.M107]" office:value-type="float" office:value="0.758620689655172" calcext:value-type="float">
            <text:p>0.758620689655172</text:p>
          </table:table-cell>
        </table:table-row>
      </table:table>
      <table:named-expressions/>
      <table:database-ranges>
        <table:database-range table:name="__Anonymous_Sheet_DB__0" table:target-range-address="Sheet1.L3:Sheet1.Q107" table:contains-header="fals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0T11:17:51.331746281</meta:creation-date>
    <dc:date>2021-07-20T17:40:10.084873212</dc:date>
    <meta:editing-duration>PT3H14M52S</meta:editing-duration>
    <meta:editing-cycles>3</meta:editing-cycles>
    <meta:generator>LibreOffice/6.0.7.3$Linux_X86_64 LibreOffice_project/00m0$Build-3</meta:generator>
    <meta:document-statistic meta:table-count="1" meta:cell-count="637" meta:object-count="0"/>
  </office:meta>
</office:document-meta>
</file>